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2cm"/>
    </style:style>
    <style:style style:name="co2" style:family="table-column">
      <style:table-column-properties fo:break-before="auto" style:column-width="13.781cm"/>
    </style:style>
    <style:style style:name="co3" style:family="table-column">
      <style:table-column-properties fo:break-before="auto" style:column-width="11.534cm"/>
    </style:style>
    <style:style style:name="co4" style:family="table-column">
      <style:table-column-properties fo:break-before="auto" style:column-width="10.206cm"/>
    </style:style>
    <style:style style:name="co5" style:family="table-column">
      <style:table-column-properties fo:break-before="auto" style:column-width="11.908cm"/>
    </style:style>
    <style:style style:name="co6" style:family="table-column">
      <style:table-column-properties fo:break-before="auto" style:column-width="9.6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3.51cm" fo:break-before="auto" style:use-optimal-row-height="true"/>
    </style:style>
    <style:style style:name="ro3" style:family="table-row">
      <style:table-row-properties style:row-height="1.54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5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a6a6" style:text-align-source="fix" style:repeat-content="false" fo:border="0.74pt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none" fo:border-top="none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 style:vertical-align="top"/>
    </style:style>
    <style:style style:name="ce14" style:family="table-cell" style:parent-style-name="Default">
      <style:table-cell-properties fo:border-bottom="0.74pt solid #000000" fo:border-left="0.74pt solid #000000" fo:border-right="none" fo:border-top="none" style:vertical-align="top"/>
    </style:style>
    <style:style style:name="ce12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fo:background-color="#ffa6a6" style:text-align-source="fix" style:repeat-content="false" fo:border-left="0.51pt solid #000000" fo:border-right="none" fo:border-top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34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0.51pt solid #000000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51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26" style:family="table-cell" style:parent-style-name="Default">
      <style:table-cell-properties fo:border-bottom="none" fo:border-left="none" fo:border-right="0.74pt solid #000000" fo:border-top="0.74pt solid #000000" style:vertical-align="top"/>
    </style:style>
    <style:style style:name="ce27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8" style:family="table-cell" style:parent-style-name="Default">
      <style:table-cell-properties fo:border-bottom="0.74pt solid #000000" fo:border-left="none" fo:border-right="0.74pt solid #000000" fo:border-top="none" style:vertical-align="top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7" table:default-cell-style-name="ce19"/>
        <table:table-column table:style-name="co7" table:default-cell-style-name="ce27"/>
        <table:table-row table:style-name="ro1">
          <table:table-cell table:style-name="ce1"/>
          <table:table-cell table:style-name="ce12" office:value-type="string" calcext:value-type="string">
            <text:p>Lundi</text:p>
          </table:table-cell>
          <table:table-cell table:style-name="ce34" office:value-type="string" calcext:value-type="string">
            <text:p>Mardi </text:p>
          </table:table-cell>
          <table:table-cell table:style-name="ce12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6" office:value-type="string" calcext:value-type="string">
            <text:p>Vendredi</text:p>
          </table:table-cell>
          <table:table-cell table:style-name="ce38" table:number-columns-repeated="2"/>
          <table:table-cell table:style-name="ce25" table:number-columns-repeated="1015"/>
          <table:table-cell table:style-name="ce26"/>
        </table:table-row>
        <table:table-row table:style-name="ro2">
          <table:table-cell table:style-name="ce3" office:value-type="string" calcext:value-type="string">
            <text:p>But du stage</text:p>
            <text:p>Crée un site web pour l’association du Lycée</text:p>
          </table:table-cell>
          <table:table-cell table:style-name="ce29" office:value-type="string" calcext:value-type="string">
            <text:p>X</text:p>
            <text:p/>
            <text:p/>
          </table:table-cell>
          <table:table-cell table:style-name="ce35" office:value-type="string" calcext:value-type="string">
            <text:p><text:span text:style-name="T3">J1  </text:span></text:p>
            <text:p><text:span text:style-name="T3">Début du projet donc recherche information pour le site.  </text:span></text:p>
            <text:p><text:span text:style-name="T3">→ Outils gestion de projet ( =&gt; Framagit ) </text:span></text:p>
            <text:p>→ Personas (<text:span text:style-name="T4"> Irma</text:span> )</text:p>
            <text:p>→ RGPD / mentions légal ( <text:span text:style-name="T4">Théo</text:span> )</text:p>
            <text:p>→ <text:span text:style-name="T3">Référencement</text:span> Web ( <text:span text:style-name="T4">Winniga</text:span> )</text:p>
            <text:p/>
          </table:table-cell>
          <table:table-cell table:style-name="ce35" office:value-type="string" calcext:value-type="string">
            <text:p>J2 </text:p>
            <text:p>→ Tableau de comparaison des CMS.</text:p>
            <text:p>→ Début de la formation sur l’ergonomie d’un site.</text:p>
            <text:p>(Image)</text:p>
            <text:p>→ Test les CMS Joomla &amp; translucide </text:p>
            <text:p>Mais pas réussi avec Winniga</text:p>
            <text:p/>
          </table:table-cell>
          <table:table-cell table:style-name="ce35" office:value-type="string" calcext:value-type="string">
            <text:p>J3</text:p>
            <text:p>Début formation avec le CMS « translucide » avec un prof.</text:p>
            <text:p>Réunion avec les profs pour le site </text:p>
            <text:p/>
          </table:table-cell>
          <table:table-cell table:style-name="ce37" office:value-type="string" calcext:value-type="string">
            <text:p>J4</text:p>
            <text:p>Début réflexion pour le site avec emplacement,</text:p>
            <text:p>Et installation du CMS « Translucide »</text:p>
          </table:table-cell>
          <table:table-cell table:style-name="ce39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DATE : 30/05 au <text:s/>23/06</text:p>
          </table:table-cell>
          <table:table-cell table:style-name="ce30" office:value-type="string" calcext:value-type="string">
            <text:p>J5</text:p>
            <text:p/>
            <text:p>Réglage de bug du CMS pour crée les page et connexion pour éditer</text:p>
          </table:table-cell>
          <table:table-cell table:style-name="ce30" office:value-type="string" calcext:value-type="string">
            <text:p>J6</text:p>
            <text:p/>
          </table:table-cell>
          <table:table-cell table:style-name="ce30" office:value-type="string" calcext:value-type="string">
            <text:p>J7</text:p>
          </table:table-cell>
          <table:table-cell table:style-name="ce30" office:value-type="string" calcext:value-type="string">
            <text:p>J8</text:p>
          </table:table-cell>
          <table:table-cell table:style-name="ce37" office:value-type="string" calcext:value-type="string">
            <text:p>J9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30" office:value-type="string" calcext:value-type="string">
            <text:p>J10</text:p>
          </table:table-cell>
          <table:table-cell table:style-name="ce30" office:value-type="string" calcext:value-type="string">
            <text:p>J11</text:p>
          </table:table-cell>
          <table:table-cell table:style-name="ce30" office:value-type="string" calcext:value-type="string">
            <text:p>J12</text:p>
          </table:table-cell>
          <table:table-cell table:style-name="ce30" office:value-type="string" calcext:value-type="string">
            <text:p>J13</text:p>
          </table:table-cell>
          <table:table-cell table:style-name="ce37" office:value-type="string" calcext:value-type="string">
            <text:p>J14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30" office:value-type="string" calcext:value-type="string">
            <text:p>J15</text:p>
          </table:table-cell>
          <table:table-cell table:style-name="ce30" office:value-type="string" calcext:value-type="string">
            <text:p>J16</text:p>
          </table:table-cell>
          <table:table-cell table:style-name="ce30" office:value-type="string" calcext:value-type="string">
            <text:p>J17</text:p>
          </table:table-cell>
          <table:table-cell table:style-name="ce30" office:value-type="string" calcext:value-type="string">
            <text:p>J18</text:p>
          </table:table-cell>
          <table:table-cell table:style-name="ce37" office:value-type="string" calcext:value-type="string">
            <text:p>J19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 table:number-rows-repeated="2">
          <table:table-cell table:style-name="ce9"/>
          <table:table-cell/>
          <table:table-cell table:style-name="ce18"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>
            <text:p><text:span text:style-name="T1">Pour que les images soit écologique dans un site</text:span></text:p>
            <text:p><text:span text:style-name="T1">Il faut :</text:span></text:p>
            <text:p/>
            <text:p><text:span text:style-name="T2">→ Réduisez la taille de l'image </text:span></text:p>
            <text:p><text:span text:style-name="T2">→ Utilisez le bon format d'image </text:span></text:p>
            <text:p><text:span text:style-name="T2">→ Évitez les images trop grandes</text:span></text:p>
            <text:p><text:span text:style-name="T2">→ Optimisez la résolution</text:span></text:p>
            <text:p><text:span text:style-name="T2">→ Utilisez des techniques de chargement différé </text:span></text:p>
            <text:p><text:span text:style-name="T2">→ Favorisez les images optimisées pour le Web</text:span></text:p>
            <text:p><text:span text:style-name="T2">→ Limitez le nombre d'images </text:span></text:p>
            <text:p><text:span text:style-name="T2">→ Hébergez les images de manière responsable</text:span></text:p>
            <text:p/>
          </table:table-cell>
          <table:table-cell table:style-name="ce18"/>
          <table:table-cell table:style-name="ce18" office:value-type="string" calcext:value-type="string">
            <text:p><text:s text:c="4"/></text:p>
          </table:table-cell>
          <table:table-cell table:style-name="ce18" table:number-columns-repeated="3"/>
          <table:table-cell table:number-columns-repeated="1018"/>
        </table:table-row>
        <table:table-row table:style-name="ro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>
          <table:table-cell table:style-name="ce11"/>
          <table:table-cell table:style-name="ce18" table:number-columns-repeated="5"/>
          <table:table-cell table:number-columns-repeated="1018"/>
        </table:table-row>
        <table:table-row table:style-name="ro4" table:number-rows-repeated="2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 table:number-rows-repeated="6">
          <table:table-cell/>
          <table:table-cell table:style-name="ce18" table:number-columns-repeated="5"/>
          <table:table-cell table:number-columns-repeated="1018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style-name="ce14"/>
          <table:table-cell table:style-name="ce20" table:number-columns-repeated="1022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1:50:36.871133185</meta:creation-date>
    <dc:date>2023-06-06T11:02:46.064859127</dc:date>
    <meta:editing-duration>PT1H55M29S</meta:editing-duration>
    <meta:editing-cycles>10</meta:editing-cycles>
    <meta:generator>LibreOffice/7.3.7.2$Linux_X86_64 LibreOffice_project/30$Build-2</meta:generator>
    <meta:document-statistic meta:table-count="1" meta:cell-count="29" meta:object-count="0"/>
  </office:meta>
</office:document-meta>
</file>